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0.75cm" fo:min-width="15.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7.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1.75cm" fo:min-width="25.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6.5cm" loext:decorative="false"/>
      <style:paragraph-properties style:writing-mode="lr-tb"/>
    </style:style>
    <style:style style:name="gr5" style:family="graphic" style:parent-style-name="standard">
      <style:graphic-properties svg:stroke-color="#069a2e" draw:fill="solid" draw:fill-color="#00a933" draw:textarea-horizontal-align="justify" draw:textarea-vertical-align="middle" draw:auto-grow-height="false" fo:min-height="0.75cm" fo:min-width="4.5cm" loext:decorative="false"/>
      <style:paragraph-properties style:writing-mode="lr-tb"/>
    </style:style>
    <style:style style:name="gr6" style:family="graphic" style:parent-style-name="standard">
      <style:graphic-properties svg:stroke-color="#f10d0c" draw:fill="solid" draw:fill-color="#ff0000" draw:textarea-horizontal-align="justify" draw:textarea-vertical-align="middle" draw:auto-grow-height="false" fo:min-height="0.75cm" fo:min-width="3.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00a933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style:paragraph-properties fo:text-align="center" style:text-autospace="none"/>
      <style:text-properties style:font-name="Arial" fo:font-size="13pt" style:font-name-asian="Arial" style:font-size-asian="13pt" style:font-name-complex="Arial" style:font-size-complex="13pt"/>
    </style:style>
    <style:style style:name="P7" style:family="paragraph">
      <style:paragraph-properties style:text-autospace="none"/>
      <style:text-properties style:font-name="Arial" fo:font-size="13pt" style:font-name-asian="Arial" style:font-size-asian="13pt" style:font-name-complex="Arial" style:font-size-complex="13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16cm" svg:height="1cm" svg:x="1cm" svg:y="1cm">
          <text:p text:style-name="P1">C:/Users/Example/AppData/Roaming/TranSim/Saves/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1cm" svg:x="19cm" svg:y="1cm">
          <text:p text:style-name="P1">Go to directory/Refresh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6cm" svg:height="12cm" svg:x="1cm" svg:y="2cm">
          <text:p text:style-name="P3">PROJECT USA/</text:p>
          <text:p text:style-name="P3">New York City.transim</text:p>
          <text:p text:style-name="P3">Washington.transim</text:p>
          <text:p text:style-name="P3">Tokyo.transim</text:p>
          <text:p text:style-name="P3">Beijing.transim</text:p>
          <text:p text:style-name="P3">Shanghai.transim</text:p>
          <text:p text:style-name="P3">Berlin.transim</text:p>
          <text:p text:style-name="P3">Moscow.transim</text:p>
          <text:p text:style-name="P3">Hogwart.transim</text:p>
          <text:p text:style-name="P3">Poznań.transim</text:p>
          <text:p text:style-name="P3">London.transim</text:p>
          <text:p text:style-name="P3">Demo.transim</text:p>
          <text:p text:style-name="P3">BROKEN.transim</text:p>
          <text:p text:style-name="P3">San Andreas.transi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cm" svg:height="1cm" svg:x="1cm" svg:y="14cm">
          <text:p text:style-name="P1">Transitius.transi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cm" svg:height="1cm" svg:x="18cm" svg:y="14cm">
          <text:p text:style-name="P1">Sav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cm" svg:height="1cm" svg:x="23cm" svg:y="14cm">
          <text:p text:style-name="P1">Cancel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cm" svg:height="1cm" svg:x="17cm" svg:y="1cm">
          <text:p text:style-name="P6"><text:span text:style-name="T1">↑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18cm" svg:y="1cm">
          <text:p text:style-name="P7"><text:span text:style-name="T1">→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24T20:42:55.334614400</meta:creation-date>
    <dc:date>2025-09-24T20:52:32.037475700</dc:date>
    <meta:editing-duration>PT9M36S</meta:editing-duration>
    <meta:editing-cycles>1</meta:editing-cycles>
    <meta:document-statistic meta:object-count="8"/>
    <meta:generator>LibreOffice/25.2.5.2$Windows_X86_64 LibreOffice_project/03d19516eb2e1dd5d4ccd751a0d6f35f35e08022</meta:generator>
  </office:meta>
</office:document-meta>
</file>